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80008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size="12pt" style:font-size-asian="12pt" style:font-size-complex="12pt"/>
    </style:style>
    <style:style style:name="ce15" style:family="table-cell" style:parent-style-name="Default" style:data-style-name="N2">
      <style:text-properties fo:color="#000000" fo:font-size="12pt" style:font-size-asian="12pt" style:font-size-complex="12pt"/>
    </style:style>
    <style:style style:name="ce7" style:family="table-cell" style:parent-style-name="Default" style:data-style-name="N2">
      <style:text-properties fo:color="#c9211e" fo:font-size="12pt" style:font-size-asian="12pt" style:font-size-complex="12pt"/>
    </style:style>
    <style:style style:name="ce8" style:family="table-cell" style:parent-style-name="Default" style:data-style-name="N124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689in" svg:height="3.6425in" svg:x="9.9921in" svg:y="0.2941in">
            <draw:object draw:notify-on-update-of-ranges="Sheet1.C6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4689in" svg:height="3.6425in" svg:x="9.9752in" svg:y="4.174in">
            <draw:object draw:notify-on-update-of-ranges="Sheet1.G6:Sheet1.G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6"/>
        <table:table-column table:style-name="co3" table:default-cell-style-name="ce8"/>
        <table:table-column table:style-name="co4" table:default-cell-style-name="Default"/>
        <table:table-column table:style-name="co1" table:default-cell-style-name="ce5"/>
        <table:table-column table:style-name="co2" table:default-cell-style-name="ce6"/>
        <table:table-column table:style-name="co3" table:default-cell-style-name="ce8"/>
        <table:table-column table:style-name="co4" table:number-columns-repeated="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Research Track 2</text:p>
          </table:table-cell>
          <table:covered-table-cell table:style-name="ce1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2" table:number-rows-spanned="1">
            <text:p>Assignment – Part 3</text:p>
          </table:table-cell>
          <table:covered-table-cell table:style-name="ce1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Statistical Analysis</text:p>
          </table:table-cell>
          <table:covered-table-cell table:style-name="ce1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9" office:value-type="string" calcext:value-type="string">
            <text:p>My robot</text:p>
          </table:table-cell>
          <table:table-cell table:style-name="ce11" office:value-type="string" calcext:value-type="string">
            <text:p>Time (s)</text:p>
          </table:table-cell>
          <table:table-cell table:style-name="ce9" office:value-type="string" calcext:value-type="string">
            <text:p>Normal distribution</text:p>
          </table:table-cell>
          <table:table-cell/>
          <table:table-cell table:style-name="ce9" office:value-type="string" calcext:value-type="string">
            <text:p>Prof robot</text:p>
          </table:table-cell>
          <table:table-cell table:style-name="ce11" office:value-type="string" calcext:value-type="string">
            <text:p>Time (s)</text:p>
          </table:table-cell>
          <table:table-cell table:style-name="ce9" office:value-type="string" calcext:value-type="string">
            <text:p>Normal distribution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1" table:number-rows-spanned="5">
            <text:p>One token</text:p>
          </table:table-cell>
          <table:table-cell office:value-type="float" office:value="75.84" calcext:value-type="float">
            <text:p>75.84</text:p>
          </table:table-cell>
          <table:table-cell table:formula="of:=COM.MICROSOFT.NORM.DIST([.B6];[.$B$26];[.$B$27];0)" office:value-type="float" office:value="0.0109872773844586" calcext:value-type="float">
            <text:p>0.0109872774</text:p>
          </table:table-cell>
          <table:table-cell/>
          <table:table-cell table:style-name="ce9" office:value-type="string" calcext:value-type="string" table:number-columns-spanned="1" table:number-rows-spanned="5">
            <text:p>One token</text:p>
          </table:table-cell>
          <table:table-cell office:value-type="float" office:value="138.03" calcext:value-type="float">
            <text:p>138.03</text:p>
          </table:table-cell>
          <table:table-cell table:formula="of:=COM.MICROSOFT.NORM.DIST([.F6];[.$F$26];[.$F$27];0)" office:value-type="float" office:value="0.00642293767999312" calcext:value-type="float">
            <text:p>0.0064229377</text:p>
          </table:table-cell>
          <table:table-cell/>
          <table:table-cell table:style-name="ce16"/>
        </table:table-row>
        <table:table-row table:style-name="ro3">
          <table:covered-table-cell/>
          <table:table-cell office:value-type="float" office:value="77.91" calcext:value-type="float">
            <text:p>77.91</text:p>
          </table:table-cell>
          <table:table-cell table:formula="of:=COM.MICROSOFT.NORM.DIST([.B7];[.$B$26];[.$B$27];0)" office:value-type="float" office:value="0.0121661151764302" calcext:value-type="float">
            <text:p>0.0121661152</text:p>
          </table:table-cell>
          <table:table-cell/>
          <table:covered-table-cell/>
          <table:table-cell office:value-type="float" office:value="139.5" calcext:value-type="float">
            <text:p>139.50</text:p>
          </table:table-cell>
          <table:table-cell table:formula="of:=COM.MICROSOFT.NORM.DIST([.F7];[.$F$26];[.$F$27];0)" office:value-type="float" office:value="0.00658653937520683" calcext:value-type="float">
            <text:p>0.0065865394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78.1" calcext:value-type="float">
            <text:p>78.10</text:p>
          </table:table-cell>
          <table:table-cell table:formula="of:=COM.MICROSOFT.NORM.DIST([.B8];[.$B$26];[.$B$27];0)" office:value-type="float" office:value="0.0122742489119589" calcext:value-type="float">
            <text:p>0.0122742489</text:p>
          </table:table-cell>
          <table:table-cell/>
          <table:covered-table-cell/>
          <table:table-cell office:value-type="float" office:value="140.03" calcext:value-type="float">
            <text:p>140.03</text:p>
          </table:table-cell>
          <table:table-cell table:formula="of:=COM.MICROSOFT.NORM.DIST([.F8];[.$F$26];[.$F$27];0)" office:value-type="float" office:value="0.0066448306172367" calcext:value-type="float">
            <text:p>0.0066448306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78.45" calcext:value-type="float">
            <text:p>78.45</text:p>
          </table:table-cell>
          <table:table-cell table:formula="of:=COM.MICROSOFT.NORM.DIST([.B9];[.$B$26];[.$B$27];0)" office:value-type="float" office:value="0.0124731874890648" calcext:value-type="float">
            <text:p>0.0124731875</text:p>
          </table:table-cell>
          <table:table-cell/>
          <table:covered-table-cell/>
          <table:table-cell office:value-type="float" office:value="142.15" calcext:value-type="float">
            <text:p>142.15</text:p>
          </table:table-cell>
          <table:table-cell table:formula="of:=COM.MICROSOFT.NORM.DIST([.F9];[.$F$26];[.$F$27];0)" office:value-type="float" office:value="0.00687381433027585" calcext:value-type="float">
            <text:p>0.0068738143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79.62" calcext:value-type="float">
            <text:p>79.62</text:p>
          </table:table-cell>
          <table:table-cell table:formula="of:=COM.MICROSOFT.NORM.DIST([.B10];[.$B$26];[.$B$27];0)" office:value-type="float" office:value="0.0131343690523833" calcext:value-type="float">
            <text:p>0.0131343691</text:p>
          </table:table-cell>
          <table:table-cell/>
          <table:covered-table-cell/>
          <table:table-cell office:value-type="float" office:value="142.17" calcext:value-type="float">
            <text:p>142.17</text:p>
          </table:table-cell>
          <table:table-cell table:formula="of:=COM.MICROSOFT.NORM.DIST([.F10];[.$F$26];[.$F$27];0)" office:value-type="float" office:value="0.00687594022680469" calcext:value-type="float">
            <text:p>0.0068759402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1" table:number-rows-spanned="5">
            <text:p>Half tokens</text:p>
          </table:table-cell>
          <table:table-cell office:value-type="float" office:value="85.14" calcext:value-type="float">
            <text:p>85.14</text:p>
          </table:table-cell>
          <table:table-cell table:formula="of:=COM.MICROSOFT.NORM.DIST([.B11];[.$B$26];[.$B$27];0)" office:value-type="float" office:value="0.0160453289523006" calcext:value-type="float">
            <text:p>0.0160453290</text:p>
          </table:table-cell>
          <table:table-cell/>
          <table:table-cell table:style-name="ce9" office:value-type="string" calcext:value-type="string" table:number-columns-spanned="1" table:number-rows-spanned="5">
            <text:p>Half tokens</text:p>
          </table:table-cell>
          <table:table-cell office:value-type="float" office:value="144.9" calcext:value-type="float">
            <text:p>144.90</text:p>
          </table:table-cell>
          <table:table-cell table:formula="of:=COM.MICROSOFT.NORM.DIST([.F11];[.$F$26];[.$F$27];0)" office:value-type="float" office:value="0.0071593156517897" calcext:value-type="float">
            <text:p>0.0071593157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86.32" calcext:value-type="float">
            <text:p>86.32</text:p>
          </table:table-cell>
          <table:table-cell table:formula="of:=COM.MICROSOFT.NORM.DIST([.B12];[.$B$26];[.$B$27];0)" office:value-type="float" office:value="0.016591622088941" calcext:value-type="float">
            <text:p>0.0165916221</text:p>
          </table:table-cell>
          <table:table-cell/>
          <table:covered-table-cell/>
          <table:table-cell office:value-type="float" office:value="149.92" calcext:value-type="float">
            <text:p>149.92</text:p>
          </table:table-cell>
          <table:table-cell table:formula="of:=COM.MICROSOFT.NORM.DIST([.F12];[.$F$26];[.$F$27];0)" office:value-type="float" office:value="0.00763870323428207" calcext:value-type="float">
            <text:p>0.0076387032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86.47" calcext:value-type="float">
            <text:p>86.47</text:p>
          </table:table-cell>
          <table:table-cell table:formula="of:=COM.MICROSOFT.NORM.DIST([.B13];[.$B$26];[.$B$27];0)" office:value-type="float" office:value="0.0166584702545864" calcext:value-type="float">
            <text:p>0.0166584703</text:p>
          </table:table-cell>
          <table:table-cell/>
          <table:covered-table-cell/>
          <table:table-cell office:value-type="float" office:value="150.83" calcext:value-type="float">
            <text:p>150.83</text:p>
          </table:table-cell>
          <table:table-cell table:formula="of:=COM.MICROSOFT.NORM.DIST([.F13];[.$F$26];[.$F$27];0)" office:value-type="float" office:value="0.00771885646597089" calcext:value-type="float">
            <text:p>0.0077188565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86.75" calcext:value-type="float">
            <text:p>86.75</text:p>
          </table:table-cell>
          <table:table-cell table:formula="of:=COM.MICROSOFT.NORM.DIST([.B14];[.$B$26];[.$B$27];0)" office:value-type="float" office:value="0.0167815946584218" calcext:value-type="float">
            <text:p>0.0167815947</text:p>
          </table:table-cell>
          <table:table-cell/>
          <table:covered-table-cell/>
          <table:table-cell office:value-type="float" office:value="152.03" calcext:value-type="float">
            <text:p>152.03</text:p>
          </table:table-cell>
          <table:table-cell table:formula="of:=COM.MICROSOFT.NORM.DIST([.F14];[.$F$26];[.$F$27];0)" office:value-type="float" office:value="0.00782102896879574" calcext:value-type="float">
            <text:p>0.0078210290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88.22" calcext:value-type="float">
            <text:p>88.22</text:p>
          </table:table-cell>
          <table:table-cell table:formula="of:=COM.MICROSOFT.NORM.DIST([.B15];[.$B$26];[.$B$27];0)" office:value-type="float" office:value="0.0173903061789456" calcext:value-type="float">
            <text:p>0.0173903062</text:p>
          </table:table-cell>
          <table:table-cell/>
          <table:covered-table-cell/>
          <table:table-cell office:value-type="float" office:value="154.81" calcext:value-type="float">
            <text:p>154.81</text:p>
          </table:table-cell>
          <table:table-cell table:formula="of:=COM.MICROSOFT.NORM.DIST([.F15];[.$F$26];[.$F$27];0)" office:value-type="float" office:value="0.00804131546961082" calcext:value-type="float">
            <text:p>0.0080413155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1" table:number-rows-spanned="5">
            <text:p>Full tokens</text:p>
          </table:table-cell>
          <table:table-cell office:value-type="float" office:value="97.18" calcext:value-type="float">
            <text:p>97.18</text:p>
          </table:table-cell>
          <table:table-cell table:formula="of:=COM.MICROSOFT.NORM.DIST([.B16];[.$B$26];[.$B$27];0)" office:value-type="float" office:value="0.0193559806933751" calcext:value-type="float">
            <text:p>0.0193559807</text:p>
          </table:table-cell>
          <table:table-cell/>
          <table:table-cell table:style-name="ce9" office:value-type="string" calcext:value-type="string" table:number-columns-spanned="1" table:number-rows-spanned="5">
            <text:p>Full tokens</text:p>
          </table:table-cell>
          <table:table-cell office:value-type="float" office:value="161.48" calcext:value-type="float">
            <text:p>161.48</text:p>
          </table:table-cell>
          <table:table-cell table:formula="of:=COM.MICROSOFT.NORM.DIST([.F16];[.$F$26];[.$F$27];0)" office:value-type="float" office:value="0.00846489002708621" calcext:value-type="float">
            <text:p>0.0084648900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98.5" calcext:value-type="float">
            <text:p>98.50</text:p>
          </table:table-cell>
          <table:table-cell table:formula="of:=COM.MICROSOFT.NORM.DIST([.B17];[.$B$26];[.$B$27];0)" office:value-type="float" office:value="0.0193519480603664" calcext:value-type="float">
            <text:p>0.0193519481</text:p>
          </table:table-cell>
          <table:table-cell/>
          <table:covered-table-cell/>
          <table:table-cell office:value-type="float" office:value="164.21" calcext:value-type="float">
            <text:p>164.21</text:p>
          </table:table-cell>
          <table:table-cell table:formula="of:=COM.MICROSOFT.NORM.DIST([.F17];[.$F$26];[.$F$27];0)" office:value-type="float" office:value="0.00859091294886516" calcext:value-type="float">
            <text:p>0.0085909129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98.94" calcext:value-type="float">
            <text:p>98.94</text:p>
          </table:table-cell>
          <table:table-cell table:formula="of:=COM.MICROSOFT.NORM.DIST([.B18];[.$B$26];[.$B$27];0)" office:value-type="float" office:value="0.0193329598417511" calcext:value-type="float">
            <text:p>0.0193329598</text:p>
          </table:table-cell>
          <table:table-cell/>
          <table:covered-table-cell/>
          <table:table-cell office:value-type="float" office:value="165.91" calcext:value-type="float">
            <text:p>165.91</text:p>
          </table:table-cell>
          <table:table-cell table:formula="of:=COM.MICROSOFT.NORM.DIST([.F18];[.$F$26];[.$F$27];0)" office:value-type="float" office:value="0.00865448991710165" calcext:value-type="float">
            <text:p>0.0086544899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99.2" calcext:value-type="float">
            <text:p>99.20</text:p>
          </table:table-cell>
          <table:table-cell table:formula="of:=COM.MICROSOFT.NORM.DIST([.B19];[.$B$26];[.$B$27];0)" office:value-type="float" office:value="0.0193176062780215" calcext:value-type="float">
            <text:p>0.0193176063</text:p>
          </table:table-cell>
          <table:table-cell/>
          <table:covered-table-cell/>
          <table:table-cell office:value-type="float" office:value="166.36" calcext:value-type="float">
            <text:p>166.36</text:p>
          </table:table-cell>
          <table:table-cell table:formula="of:=COM.MICROSOFT.NORM.DIST([.F19];[.$F$26];[.$F$27];0)" office:value-type="float" office:value="0.00866936026357044" calcext:value-type="float">
            <text:p>0.0086693603</text:p>
          </table:table-cell>
          <table:table-cell table:number-columns-repeated="2"/>
        </table:table-row>
        <table:table-row table:style-name="ro3">
          <table:covered-table-cell/>
          <table:table-cell table:style-name="ce15" office:value-type="float" office:value="99.78" calcext:value-type="float">
            <text:p>99.78</text:p>
          </table:table-cell>
          <table:table-cell table:formula="of:=COM.MICROSOFT.NORM.DIST([.B20];[.$B$26];[.$B$27];0)" office:value-type="float" office:value="0.0192723360945251" calcext:value-type="float">
            <text:p>0.0192723361</text:p>
          </table:table-cell>
          <table:table-cell/>
          <table:covered-table-cell/>
          <table:table-cell office:value-type="float" office:value="166.73" calcext:value-type="float">
            <text:p>166.73</text:p>
          </table:table-cell>
          <table:table-cell table:formula="of:=COM.MICROSOFT.NORM.DIST([.F20];[.$F$26];[.$F$27];0)" office:value-type="float" office:value="0.00868096639597544" calcext:value-type="float">
            <text:p>0.0086809664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1" table:number-rows-spanned="5">
            <text:p>Double tokens</text:p>
          </table:table-cell>
          <table:table-cell office:value-type="float" office:value="117.09" calcext:value-type="float">
            <text:p>117.09</text:p>
          </table:table-cell>
          <table:table-cell table:formula="of:=COM.MICROSOFT.NORM.DIST([.B21];[.$B$26];[.$B$27];0)" office:value-type="float" office:value="0.0124765944343508" calcext:value-type="float">
            <text:p>0.0124765944</text:p>
          </table:table-cell>
          <table:table-cell/>
          <table:table-cell table:style-name="ce9" office:value-type="string" calcext:value-type="string" table:number-columns-spanned="1" table:number-rows-spanned="5">
            <text:p>Double tokens</text:p>
          </table:table-cell>
          <table:table-cell office:value-type="float" office:value="212.22" calcext:value-type="float">
            <text:p>212.22</text:p>
          </table:table-cell>
          <table:table-cell table:formula="of:=COM.MICROSOFT.NORM.DIST([.F21];[.$F$26];[.$F$27];0)" office:value-type="float" office:value="0.00616517750179141" calcext:value-type="float">
            <text:p>0.0061651775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117.36" calcext:value-type="float">
            <text:p>117.36</text:p>
          </table:table-cell>
          <table:table-cell table:formula="of:=COM.MICROSOFT.NORM.DIST([.B22];[.$B$26];[.$B$27];0)" office:value-type="float" office:value="0.0123231645423566" calcext:value-type="float">
            <text:p>0.0123231645</text:p>
          </table:table-cell>
          <table:table-cell/>
          <table:covered-table-cell/>
          <table:table-cell office:value-type="float" office:value="213.17" calcext:value-type="float">
            <text:p>213.17</text:p>
          </table:table-cell>
          <table:table-cell table:formula="of:=COM.MICROSOFT.NORM.DIST([.F22];[.$F$26];[.$F$27];0)" office:value-type="float" office:value="0.00605603067462162" calcext:value-type="float">
            <text:p>0.0060560307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119.36" calcext:value-type="float">
            <text:p>119.36</text:p>
          </table:table-cell>
          <table:table-cell table:formula="of:=COM.MICROSOFT.NORM.DIST([.B23];[.$B$26];[.$B$27];0)" office:value-type="float" office:value="0.011183908645395" calcext:value-type="float">
            <text:p>0.0111839086</text:p>
          </table:table-cell>
          <table:table-cell/>
          <table:covered-table-cell/>
          <table:table-cell office:value-type="float" office:value="214.2" calcext:value-type="float">
            <text:p>214.20</text:p>
          </table:table-cell>
          <table:table-cell table:formula="of:=COM.MICROSOFT.NORM.DIST([.F23];[.$F$26];[.$F$27];0)" office:value-type="float" office:value="0.00593693315906238" calcext:value-type="float">
            <text:p>0.0059369332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119.55" calcext:value-type="float">
            <text:p>119.55</text:p>
          </table:table-cell>
          <table:table-cell table:formula="of:=COM.MICROSOFT.NORM.DIST([.B24];[.$B$26];[.$B$27];0)" office:value-type="float" office:value="0.0110758870118801" calcext:value-type="float">
            <text:p>0.0110758870</text:p>
          </table:table-cell>
          <table:table-cell/>
          <table:covered-table-cell/>
          <table:table-cell office:value-type="float" office:value="221.4" calcext:value-type="float">
            <text:p>221.40</text:p>
          </table:table-cell>
          <table:table-cell table:formula="of:=COM.MICROSOFT.NORM.DIST([.F24];[.$F$26];[.$F$27];0)" office:value-type="float" office:value="0.00509347309889693" calcext:value-type="float">
            <text:p>0.0050934731</text:p>
          </table:table-cell>
          <table:table-cell table:number-columns-repeated="2"/>
        </table:table-row>
        <table:table-row table:style-name="ro3">
          <table:covered-table-cell/>
          <table:table-cell table:style-name="ce7" office:value-type="float" office:value="165.68" calcext:value-type="float">
            <text:p>165.68</text:p>
          </table:table-cell>
          <table:table-cell table:formula="of:=COM.MICROSOFT.NORM.DIST([.B25];[.$B$26];[.$B$27];0)" office:value-type="float" office:value="0.0000846947701797879" calcext:value-type="float">
            <text:p>0.0000846948</text:p>
          </table:table-cell>
          <table:table-cell/>
          <table:covered-table-cell/>
          <table:table-cell table:style-name="ce7" office:value-type="float" office:value="339.72" calcext:value-type="float">
            <text:p>339.72</text:p>
          </table:table-cell>
          <table:table-cell table:formula="of:=COM.MICROSOFT.NORM.DIST([.F25];[.$F$26];[.$F$27];0)" office:value-type="float" office:value="0.0000111381320067997" calcext:value-type="float">
            <text:p>0.0000111381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Mean</text:p>
          </table:table-cell>
          <table:table-cell table:formula="of:=AVERAGE([.B6:.B25])" office:value-type="float" office:value="97.773" calcext:value-type="float">
            <text:p>97.77</text:p>
          </table:table-cell>
          <table:table-cell table:style-name="Default"/>
          <table:table-cell/>
          <table:table-cell table:style-name="ce11" office:value-type="string" calcext:value-type="string">
            <text:p>Mean</text:p>
          </table:table-cell>
          <table:table-cell table:formula="of:=AVERAGE([.F6:.F25])" office:value-type="float" office:value="173.9885" calcext:value-type="float">
            <text:p>173.99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Standard deviation</text:p>
          </table:table-cell>
          <table:table-cell table:formula="of:=COM.MICROSOFT.STDEV.P([.B6:.B26])" office:value-type="float" office:value="20.6022657330045" calcext:value-type="float">
            <text:p>20.60</text:p>
          </table:table-cell>
          <table:table-cell table:style-name="Default"/>
          <table:table-cell/>
          <table:table-cell office:value-type="string" calcext:value-type="string">
            <text:p>Standard deviation</text:p>
          </table:table-cell>
          <table:table-cell table:formula="of:=COM.MICROSOFT.STDEV.P([.F6:.F26])" office:value-type="float" office:value="45.3716418959391" calcext:value-type="float">
            <text:p>45.37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/>
          <table:table-cell table:style-name="ce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 table:number-columns-repeated="2"/>
          <table:table-cell table:style-name="ce7"/>
          <table:table-cell table:style-name="ce8"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6:Sheet1.C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5:16:08.191139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3:54:11.393423468</meta:creation-date>
    <dc:date>2022-04-04T15:35:42.183367730</dc:date>
    <meta:editing-duration>PT45M46S</meta:editing-duration>
    <meta:editing-cycles>19</meta:editing-cycles>
    <meta:generator>LibreOffice/6.4.7.2$Linux_X86_64 LibreOffice_project/40$Build-2</meta:generator>
    <meta:document-statistic meta:table-count="1" meta:cell-count="10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4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treat-empty-cells="leave-gap" chart:spline-resolution="100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32cm" svg:height="9.253cm" xlink:href=".." xlink:type="simple" chart:class="chart:line" chart:style-name="ch1">
        <chart:title svg:x="6.267cm" svg:y="0.321cm" chart:style-name="ch2">
          <text:p>Normal distribution</text:p>
        </chart:title>
        <chart:subtitle svg:x="7.392cm" svg:y="1.285cm" chart:style-name="ch3">
          <text:p>My robot</text:p>
        </chart:subtitle>
        <chart:plot-area chart:style-name="ch4" table:cell-range-address="Sheet1.C6:Sheet1.C25" svg:x="1.338cm" svg:y="2.151cm" svg:width="12.842cm" svg:height="6.368cm">
          <chartooo:coordinate-region svg:x="3.732cm" svg:y="2.35cm" svg:width="10.262cm" svg:height="5.522cm"/>
          <chart:axis chart:dimension="x" chart:name="primary-x" chart:style-name="ch5">
            <chart:title svg:x="8.035cm" svg:y="8.525cm" chart:style-name="ch6">
              <text:p>x</text:p>
            </chart:title>
          </chart:axis>
          <chart:axis chart:dimension="y" chart:name="primary-y" chart:style-name="ch7">
            <chart:title svg:x="0.505cm" svg:y="5.044cm" chart:style-name="ch8">
              <text:p>y</text:p>
            </chart:title>
            <chart:grid chart:style-name="ch9" chart:class="major"/>
          </chart:axis>
          <chart:series chart:style-name="ch10" chart:values-cell-range-address="Sheet1.C6:Sheet1.C2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9872773844586">
                <text:p>0.0109872773844586</text:p>
                <draw:g>
                  <svg:desc>Sheet1.C6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1661151764302">
                <text:p>0.0121661151764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2742489119589">
                <text:p>0.0122742489119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4731874890648">
                <text:p>0.0124731874890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1343690523833">
                <text:p>0.0131343690523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0453289523006">
                <text:p>0.0160453289523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591622088941">
                <text:p>0.016591622088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6584702545864">
                <text:p>0.0166584702545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7815946584218">
                <text:p>0.0167815946584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3903061789456">
                <text:p>0.0173903061789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3559806933751">
                <text:p>0.0193559806933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3519480603664">
                <text:p>0.0193519480603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3329598417511">
                <text:p>0.0193329598417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3176062780215">
                <text:p>0.0193176062780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2723360945251">
                <text:p>0.0192723360945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4765944343508">
                <text:p>0.0124765944343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3231645423566">
                <text:p>0.0123231645423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183908645395">
                <text:p>0.011183908645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0758870118801">
                <text:p>0.0110758870118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846947701797879">
                <text:p>0.000084694770179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4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treat-empty-cells="leave-gap" chart:spline-resolution="100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32cm" svg:height="9.253cm" xlink:href=".." xlink:type="simple" chart:class="chart:line" chart:style-name="ch1">
        <chart:title svg:x="6.267cm" svg:y="0.321cm" chart:style-name="ch2">
          <text:p>Normal distribution</text:p>
        </chart:title>
        <chart:subtitle svg:x="7.246cm" svg:y="1.285cm" chart:style-name="ch3">
          <text:p>Prof. robot</text:p>
        </chart:subtitle>
        <chart:plot-area chart:style-name="ch4" table:cell-range-address="Sheet1.G6:Sheet1.G25" svg:x="1.338cm" svg:y="2.151cm" svg:width="12.842cm" svg:height="6.368cm">
          <chartooo:coordinate-region svg:x="3.732cm" svg:y="2.35cm" svg:width="10.262cm" svg:height="5.522cm"/>
          <chart:axis chart:dimension="x" chart:name="primary-x" chart:style-name="ch5">
            <chart:title svg:x="8.035cm" svg:y="8.525cm" chart:style-name="ch6">
              <text:p>x</text:p>
            </chart:title>
          </chart:axis>
          <chart:axis chart:dimension="y" chart:name="primary-y" chart:style-name="ch7">
            <chart:title svg:x="0.505cm" svg:y="5.044cm" chart:style-name="ch8">
              <text:p>y</text:p>
            </chart:title>
            <chart:grid chart:style-name="ch9" chart:class="major"/>
          </chart:axis>
          <chart:series chart:style-name="ch10" chart:values-cell-range-address="Sheet1.G6:Sheet1.G2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42293767999312">
                <text:p>0.00642293767999312</text:p>
                <draw:g>
                  <svg:desc>Sheet1.G6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58653937520683">
                <text:p>0.00658653937520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448306172367">
                <text:p>0.0066448306172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87381433027585">
                <text:p>0.00687381433027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87594022680469">
                <text:p>0.00687594022680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1593156517897">
                <text:p>0.0071593156517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63870323428207">
                <text:p>0.007638703234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71885646597089">
                <text:p>0.00771885646597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2102896879574">
                <text:p>0.00782102896879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04131546961082">
                <text:p>0.00804131546961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46489002708621">
                <text:p>0.00846489002708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59091294886516">
                <text:p>0.0085909129488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65448991710165">
                <text:p>0.00865448991710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66936026357044">
                <text:p>0.00866936026357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68096639597544">
                <text:p>0.00868096639597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16517750179141">
                <text:p>0.00616517750179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05603067462162">
                <text:p>0.00605603067462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93693315906238">
                <text:p>0.00593693315906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09347309889693">
                <text:p>0.00509347309889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11381320067997">
                <text:p>0.0000111381320067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